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3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intro_dates_engines.h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tro_days_from_1920-01-01</text:p>
          </table:table-cell>
          <table:table-cell office:value-type="string" calcext:value-type="string">
            <text:p>intro_date</text:p>
          </table:table-cell>
          <table:table-cell office:value-type="string" calcext:value-type="string">
            <text:p>intro_ye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DATE(1920;1;1)+[.A2]" office:value-type="date" office:date-value="1925-01-01" calcext:value-type="date">
            <text:p>1925-01-01</text:p>
          </table:table-cell>
          <table:table-cell table:formula="of:=YEAR([.B2])"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irby Paul Tank (Steam)</text:p>
          </table:table-cell>
          <table:table-cell/>
          <table:table-cell table:formula="of:=[.C2]-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4" calcext:value-type="float">
            <text:p>12784</text:p>
          </table:table-cell>
          <table:table-cell table:formula="of:=DATE(1920;1;1)+[.A3]" office:value-type="date" office:date-value="1955-01-01" calcext:value-type="date">
            <text:p>1955-01-01</text:p>
          </table:table-cell>
          <table:table-cell table:formula="of:=YEAR([.B3])"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JS 250 (Diesel)</text:p>
          </table:table-cell>
          <table:table-cell table:number-columns-repeated="2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formula="of:=DATE(1920;1;1)+[.A4]" office:value-type="date" office:date-value="1946-01-01" calcext:value-type="date">
            <text:p>1946-01-01</text:p>
          </table:table-cell>
          <table:table-cell table:formula="of:=YEAR([.B4])"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loddyphut Choo-Choo</text:p>
          </table:table-cell>
          <table:table-cell/>
          <table:table-cell table:formula="of:=[.C4]-[.C$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88" calcext:value-type="float">
            <text:p>11688</text:p>
          </table:table-cell>
          <table:table-cell table:formula="of:=DATE(1920;1;1)+[.A5]" office:value-type="date" office:date-value="1952-01-01" calcext:value-type="date">
            <text:p>1952-01-01</text:p>
          </table:table-cell>
          <table:table-cell table:formula="of:=YEAR([.B5])" office:value-type="float" office:value="1952" calcext:value-type="float">
            <text:p>1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wernaut Choo-Choo</text:p>
          </table:table-cell>
          <table:table-cell/>
          <table:table-cell table:formula="of:=[.C5]-[.C$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802" calcext:value-type="float">
            <text:p>16802</text:p>
          </table:table-cell>
          <table:table-cell table:formula="of:=DATE(1920;1;1)+[.A6]" office:value-type="date" office:date-value="1966-01-01" calcext:value-type="date">
            <text:p>1966-01-01</text:p>
          </table:table-cell>
          <table:table-cell table:formula="of:=YEAR([.B6])"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ghtymover Choo-Choo</text:p>
          </table:table-cell>
          <table:table-cell/>
          <table:table-cell table:formula="of:=[.C6]-[.C$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993" calcext:value-type="float">
            <text:p>18993</text:p>
          </table:table-cell>
          <table:table-cell table:formula="of:=DATE(1920;1;1)+[.A7]" office:value-type="date" office:date-value="1972-01-01" calcext:value-type="date">
            <text:p>1972-01-01</text:p>
          </table:table-cell>
          <table:table-cell table:formula="of:=YEAR([.B7])"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loddyphut Diesel</text:p>
          </table:table-cell>
          <table:table-cell table:number-columns-repeated="2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formula="of:=DATE(1920;1;1)+[.A8]" office:value-type="date" office:date-value="1977-01-01" calcext:value-type="date">
            <text:p>1977-01-01</text:p>
          </table:table-cell>
          <table:table-cell table:formula="of:=YEAR([.B8])" office:value-type="float" office:value="1977" calcext:value-type="float">
            <text:p>19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wernaut Diesel</text:p>
          </table:table-cell>
          <table:table-cell table:number-columns-repeated="2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formula="of:=DATE(1920;1;1)+[.A9]" office:value-type="date" office:date-value="1944-01-01" calcext:value-type="date">
            <text:p>1944-01-01</text:p>
          </table:table-cell>
          <table:table-cell table:formula="of:=YEAR([.B9])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ills 2-8-0 (Steam)</text:p>
          </table:table-cell>
          <table:table-cell/>
          <table:table-cell table:formula="of:=[.C9]-[.C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table:formula="of:=DATE(1920;1;1)+[.A10]" office:value-type="date" office:date-value="1934-01-01" calcext:value-type="date">
            <text:p>1934-01-01</text:p>
          </table:table-cell>
          <table:table-cell table:formula="of:=YEAR([.B10])" office:value-type="float" office:value="1934" calcext:value-type="float">
            <text:p>19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ey 'Jubilee' (Steam)</text:p>
          </table:table-cell>
          <table:table-cell/>
          <table:table-cell table:formula="of:=[.C10]-[.C$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table:formula="of:=DATE(1920;1;1)+[.A11]" office:value-type="date" office:date-value="1935-01-01" calcext:value-type="date">
            <text:p>1935-01-01</text:p>
          </table:table-cell>
          <table:table-cell table:formula="of:=YEAR([.B11])" office:value-type="float" office:value="1935" calcext:value-type="float">
            <text:p>19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inzu 'A4' (Steam)</text:p>
          </table:table-cell>
          <table:table-cell/>
          <table:table-cell table:formula="of:=[.C11]-[.C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19" calcext:value-type="float">
            <text:p>12419</text:p>
          </table:table-cell>
          <table:table-cell table:formula="of:=DATE(1920;1;1)+[.A12]" office:value-type="date" office:date-value="1954-01-01" calcext:value-type="date">
            <text:p>1954-01-01</text:p>
          </table:table-cell>
          <table:table-cell table:formula="of:=YEAR([.B12])" office:value-type="float" office:value="1954" calcext:value-type="float">
            <text:p>19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H '8P' (Steam)</text:p>
          </table:table-cell>
          <table:table-cell/>
          <table:table-cell table:formula="of:=[.C12]-[.C$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149" calcext:value-type="float">
            <text:p>13149</text:p>
          </table:table-cell>
          <table:table-cell table:formula="of:=DATE(1920;1;1)+[.A13]" office:value-type="date" office:date-value="1956-01-01" calcext:value-type="date">
            <text:p>1956-01-01</text:p>
          </table:table-cell>
          <table:table-cell table:formula="of:=YEAR([.B13])" office:value-type="float" office:value="1956" calcext:value-type="float">
            <text:p>19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nley-Morel DMU (Diesel)</text:p>
          </table:table-cell>
          <table:table-cell table:number-columns-repeated="2"/>
        </table:table-row>
        <table:table-row table:style-name="ro1">
          <table:table-cell office:value-type="float" office:value="23376" calcext:value-type="float">
            <text:p>23376</text:p>
          </table:table-cell>
          <table:table-cell table:formula="of:=DATE(1920;1;1)+[.A14]" office:value-type="date" office:date-value="1984-01-01" calcext:value-type="date">
            <text:p>1984-01-01</text:p>
          </table:table-cell>
          <table:table-cell table:formula="of:=YEAR([.B14])" office:value-type="float" office:value="1984" calcext:value-type="float">
            <text:p>19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Dash' (Diesel)</text:p>
          </table:table-cell>
          <table:table-cell table:number-columns-repeated="2"/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formula="of:=DATE(1920;1;1)+[.A15]" office:value-type="date" office:date-value="1961-01-01" calcext:value-type="date">
            <text:p>1961-01-01</text:p>
          </table:table-cell>
          <table:table-cell table:formula="of:=YEAR([.B15])" office:value-type="float" office:value="1961" calcext:value-type="float">
            <text:p>19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/Hendry '25' (Diesel)</text:p>
          </table:table-cell>
          <table:table-cell table:number-columns-repeated="2"/>
        </table:table-row>
        <table:table-row table:style-name="ro1">
          <table:table-cell office:value-type="float" office:value="14245" calcext:value-type="float">
            <text:p>14245</text:p>
          </table:table-cell>
          <table:table-cell table:formula="of:=DATE(1920;1;1)+[.A16]" office:value-type="date" office:date-value="1959-01-01" calcext:value-type="date">
            <text:p>1959-01-01</text:p>
          </table:table-cell>
          <table:table-cell table:formula="of:=YEAR([.B16])" office:value-type="float" office:value="1959" calcext:value-type="float">
            <text:p>19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U '37' (Diesel)</text:p>
          </table:table-cell>
          <table:table-cell table:number-columns-repeated="2"/>
        </table:table-row>
        <table:table-row table:style-name="ro1">
          <table:table-cell office:value-type="float" office:value="15341" calcext:value-type="float">
            <text:p>15341</text:p>
          </table:table-cell>
          <table:table-cell table:formula="of:=DATE(1920;1;1)+[.A17]" office:value-type="date" office:date-value="1962-01-01" calcext:value-type="date">
            <text:p>1962-01-01</text:p>
          </table:table-cell>
          <table:table-cell table:formula="of:=YEAR([.B17])" office:value-type="float" office:value="1962" calcext:value-type="float">
            <text:p>19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loss '47' (Diesel)</text:p>
          </table:table-cell>
          <table:table-cell table:number-columns-repeated="2"/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formula="of:=DATE(1920;1;1)+[.A18]" office:value-type="date" office:date-value="1961-01-01" calcext:value-type="date">
            <text:p>1961-01-01</text:p>
          </table:table-cell>
          <table:table-cell table:formula="of:=YEAR([.B18])" office:value-type="float" office:value="1961" calcext:value-type="float">
            <text:p>19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S 4000 (Diesel)</text:p>
          </table:table-cell>
          <table:table-cell table:number-columns-repeated="2"/>
        </table:table-row>
        <table:table-row table:style-name="ro1">
          <table:table-cell office:value-type="float" office:value="16437" calcext:value-type="float">
            <text:p>16437</text:p>
          </table:table-cell>
          <table:table-cell table:formula="of:=DATE(1920;1;1)+[.A19]" office:value-type="date" office:date-value="1965-01-01" calcext:value-type="date">
            <text:p>1965-01-01</text:p>
          </table:table-cell>
          <table:table-cell table:formula="of:=YEAR([.B19])" office:value-type="float" office:value="1965" calcext:value-type="float">
            <text:p>19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S 2400 (Diesel)</text:p>
          </table:table-cell>
          <table:table-cell table:number-columns-repeated="2"/>
        </table:table-row>
        <table:table-row table:style-name="ro1">
          <table:table-cell office:value-type="float" office:value="18993" calcext:value-type="float">
            <text:p>18993</text:p>
          </table:table-cell>
          <table:table-cell table:formula="of:=DATE(1920;1;1)+[.A20]" office:value-type="date" office:date-value="1972-01-01" calcext:value-type="date">
            <text:p>1972-01-01</text:p>
          </table:table-cell>
          <table:table-cell table:formula="of:=YEAR([.B20])" office:value-type="float" office:value="1972" calcext:value-type="float">
            <text:p>19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entennial (Diesel)</text:p>
          </table:table-cell>
          <table:table-cell table:number-columns-repeated="2"/>
        </table:table-row>
        <table:table-row table:style-name="ro1">
          <table:table-cell office:value-type="float" office:value="13880" calcext:value-type="float">
            <text:p>13880</text:p>
          </table:table-cell>
          <table:table-cell table:formula="of:=DATE(1920;1;1)+[.A21]" office:value-type="date" office:date-value="1958-01-01" calcext:value-type="date">
            <text:p>1958-01-01</text:p>
          </table:table-cell>
          <table:table-cell table:formula="of:=YEAR([.B21])" office:value-type="float" office:value="1958" calcext:value-type="float">
            <text:p>19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elling 3100 (Diesel)</text:p>
          </table:table-cell>
          <table:table-cell table:number-columns-repeated="2"/>
        </table:table-row>
        <table:table-row table:style-name="ro1">
          <table:table-cell office:value-type="float" office:value="20454" calcext:value-type="float">
            <text:p>20454</text:p>
          </table:table-cell>
          <table:table-cell table:formula="of:=DATE(1920;1;1)+[.A22]" office:value-type="date" office:date-value="1976-01-01" calcext:value-type="date">
            <text:p>1976-01-01</text:p>
          </table:table-cell>
          <table:table-cell table:formula="of:=YEAR([.B22])"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urner Turbo (Diesel)</text:p>
          </table:table-cell>
          <table:table-cell table:number-columns-repeated="2"/>
        </table:table-row>
        <table:table-row table:style-name="ro1">
          <table:table-cell office:value-type="float" office:value="16071" calcext:value-type="float">
            <text:p>16071</text:p>
          </table:table-cell>
          <table:table-cell table:formula="of:=DATE(1920;1;1)+[.A23]" office:value-type="date" office:date-value="1964-01-01" calcext:value-type="date">
            <text:p>1964-01-01</text:p>
          </table:table-cell>
          <table:table-cell table:formula="of:=YEAR([.B23])" office:value-type="float" office:value="1964" calcext:value-type="float">
            <text:p>19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JS 1000 (Diesel)</text:p>
          </table:table-cell>
          <table:table-cell table:number-columns-repeated="2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formula="of:=DATE(1920;1;1)+[.A24]" office:value-type="date" office:date-value="1977-01-01" calcext:value-type="date">
            <text:p>1977-01-01</text:p>
          </table:table-cell>
          <table:table-cell table:formula="of:=YEAR([.B24])" office:value-type="float" office:value="1977" calcext:value-type="float">
            <text:p>19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 '125' (Diesel)</text:p>
          </table:table-cell>
          <table:table-cell table:number-columns-repeated="2"/>
        </table:table-row>
        <table:table-row table:style-name="ro1">
          <table:table-cell office:value-type="float" office:value="16437" calcext:value-type="float">
            <text:p>16437</text:p>
          </table:table-cell>
          <table:table-cell table:formula="of:=DATE(1920;1;1)+[.A25]" office:value-type="date" office:date-value="1965-01-01" calcext:value-type="date">
            <text:p>1965-01-01</text:p>
          </table:table-cell>
          <table:table-cell table:formula="of:=YEAR([.B25])" office:value-type="float" office:value="1965" calcext:value-type="float">
            <text:p>19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H '30' (Electric)</text:p>
          </table:table-cell>
          <table:table-cell table:number-columns-repeated="2"/>
        </table:table-row>
        <table:table-row table:style-name="ro1">
          <table:table-cell office:value-type="float" office:value="19359" calcext:value-type="float">
            <text:p>19359</text:p>
          </table:table-cell>
          <table:table-cell table:formula="of:=DATE(1920;1;1)+[.A26]" office:value-type="date" office:date-value="1973-01-01" calcext:value-type="date">
            <text:p>1973-01-01</text:p>
          </table:table-cell>
          <table:table-cell table:formula="of:=YEAR([.B26])" office:value-type="float" office:value="1973" calcext:value-type="float">
            <text:p>19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H '40' (Electric)</text:p>
          </table:table-cell>
          <table:table-cell table:number-columns-repeated="2"/>
        </table:table-row>
        <table:table-row table:style-name="ro1">
          <table:table-cell office:value-type="float" office:value="23376" calcext:value-type="float">
            <text:p>23376</text:p>
          </table:table-cell>
          <table:table-cell table:formula="of:=DATE(1920;1;1)+[.A27]" office:value-type="date" office:date-value="1984-01-01" calcext:value-type="date">
            <text:p>1984-01-01</text:p>
          </table:table-cell>
          <table:table-cell table:formula="of:=YEAR([.B27])" office:value-type="float" office:value="1984" calcext:value-type="float">
            <text:p>19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'T.I.M.' (Electric)</text:p>
          </table:table-cell>
          <table:table-cell table:number-columns-repeated="2"/>
        </table:table-row>
        <table:table-row table:style-name="ro1">
          <table:table-cell office:value-type="float" office:value="26298" calcext:value-type="float">
            <text:p>26298</text:p>
          </table:table-cell>
          <table:table-cell table:formula="of:=DATE(1920;1;1)+[.A28]" office:value-type="date" office:date-value="1992-01-01" calcext:value-type="date">
            <text:p>1992-01-01</text:p>
          </table:table-cell>
          <table:table-cell table:formula="of:=YEAR([.B28])" office:value-type="float" office:value="1992" calcext:value-type="float">
            <text:p>19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'AsiaStar' (Electric)</text:p>
          </table:table-cell>
          <table:table-cell table:number-columns-repeated="2"/>
        </table:table-row>
        <table:table-row table:style-name="ro1">
          <table:table-cell office:value-type="float" office:value="28490" calcext:value-type="float">
            <text:p>28490</text:p>
          </table:table-cell>
          <table:table-cell table:formula="of:=DATE(1920;1;1)+[.A29]" office:value-type="date" office:date-value="1998-01-01" calcext:value-type="date">
            <text:p>1998-01-01</text:p>
          </table:table-cell>
          <table:table-cell table:formula="of:=YEAR([.B29])" office:value-type="float" office:value="1998" calcext:value-type="float">
            <text:p>19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X2001' (Electric)</text:p>
          </table:table-cell>
          <table:table-cell/>
          <table:table-cell table:formula="of:=[.C29]-[.C$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7" calcext:value-type="float">
            <text:p>31047</text:p>
          </table:table-cell>
          <table:table-cell table:formula="of:=DATE(1920;1;1)+[.A30]" office:value-type="date" office:date-value="2005-01-01" calcext:value-type="date">
            <text:p>2005-01-01</text:p>
          </table:table-cell>
          <table:table-cell table:formula="of:=YEAR([.B30])" office:value-type="float" office:value="2005" calcext:value-type="float">
            <text:p>20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Millennium Z1' (Electric)</text:p>
          </table:table-cell>
          <table:table-cell/>
          <table:table-cell table:formula="of:=[.C30]-[.C$2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8855" calcext:value-type="float">
            <text:p>28855</text:p>
          </table:table-cell>
          <table:table-cell table:formula="of:=DATE(1920;1;1)+[.A31]" office:value-type="date" office:date-value="1999-01-01" calcext:value-type="date">
            <text:p>1999-01-01</text:p>
          </table:table-cell>
          <table:table-cell table:formula="of:=YEAR([.B31])" office:value-type="float" office:value="1999" calcext:value-type="float">
            <text:p>19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izzowow Z99</text:p>
          </table:table-cell>
          <table:table-cell/>
          <table:table-cell table:formula="of:=[.C31]-[.C$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25" calcext:value-type="float">
            <text:p>36525</text:p>
          </table:table-cell>
          <table:table-cell table:formula="of:=DATE(1920;1;1)+[.A32]" office:value-type="date" office:date-value="2020-01-01" calcext:value-type="date">
            <text:p>2020-01-01</text:p>
          </table:table-cell>
          <table:table-cell table:formula="of:=YEAR([.B32])" office:value-type="float" office:value="2020" calcext:value-type="float">
            <text:p>20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v1 'Leviathan' (Electric)</text:p>
          </table:table-cell>
          <table:table-cell/>
          <table:table-cell table:formula="of:=[.C32]-[.C$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47" calcext:value-type="float">
            <text:p>39447</text:p>
          </table:table-cell>
          <table:table-cell table:formula="of:=DATE(1920;1;1)+[.A33]" office:value-type="date" office:date-value="2028-01-01" calcext:value-type="date">
            <text:p>2028-01-01</text:p>
          </table:table-cell>
          <table:table-cell table:formula="of:=YEAR([.B33])" office:value-type="float" office:value="2028" calcext:value-type="float">
            <text:p>20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v2 'Cyclops' (Electric)</text:p>
          </table:table-cell>
          <table:table-cell/>
          <table:table-cell table:formula="of:=[.C33]-[.C$3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04" calcext:value-type="float">
            <text:p>42004</text:p>
          </table:table-cell>
          <table:table-cell table:formula="of:=DATE(1920;1;1)+[.A34]" office:value-type="date" office:date-value="2035-01-01" calcext:value-type="date">
            <text:p>2035-01-01</text:p>
          </table:table-cell>
          <table:table-cell table:formula="of:=YEAR([.B34])" office:value-type="float" office:value="2035" calcext:value-type="float">
            <text:p>20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v3 'Pegasus' (Electric)</text:p>
          </table:table-cell>
          <table:table-cell/>
          <table:table-cell table:formula="of:=[.C34]-[.C$3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735" calcext:value-type="float">
            <text:p>42735</text:p>
          </table:table-cell>
          <table:table-cell table:formula="of:=DATE(1920;1;1)+[.A35]" office:value-type="date" office:date-value="2037-01-01" calcext:value-type="date">
            <text:p>2037-01-01</text:p>
          </table:table-cell>
          <table:table-cell table:formula="of:=YEAR([.B35])" office:value-type="float" office:value="2037" calcext:value-type="float">
            <text:p>203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v4 'Chimaera' (Electric)</text:p>
          </table:table-cell>
          <table:table-cell/>
          <table:table-cell table:formula="of:=[.C35]-[.C$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91" calcext:value-type="float">
            <text:p>36891</text:p>
          </table:table-cell>
          <table:table-cell table:formula="of:=DATE(1920;1;1)+[.A36]" office:value-type="date" office:date-value="2021-01-01" calcext:value-type="date">
            <text:p>2021-01-01</text:p>
          </table:table-cell>
          <table:table-cell table:formula="of:=YEAR([.B36])" office:value-type="float" office:value="2021" calcext:value-type="float">
            <text:p>20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izzowow Rocketeer</text:p>
          </table:table-cell>
          <table:table-cell/>
          <table:table-cell table:formula="of:=[.C36]-[.C$32]" office:value-type="float" office:value="1" calcext:value-type="float">
            <text:p>1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1" table:style-name="ta1">
        <table:table-column table:style-name="co3" table:default-cell-style-name="ce1"/>
        <table:table-column table:style-name="co2" table:default-cell-style-name="Default"/>
        <table:table-row table:style-name="ro2">
          <table:table-cell table:formula="of:=&quot;item (FEAT_TRAINS, engine_&quot; &amp; [.B1] &amp; &quot;, &quot; &amp; [.B1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0, 0) {&#10;&#9;property {&#10;&#9;&#9;climates_available:&#9;ALL_CLIMATES;&#10;&#9;}&#10;}&#10;" calcext:value-type="string">
            <text:p>item (FEAT_TRAINS, engine_0, 0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&quot;item (FEAT_TRAINS, engine_&quot; &amp; [.B2] &amp; &quot;, &quot; &amp; [.B2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, 1) {&#10;&#9;property {&#10;&#9;&#9;climates_available:&#9;ALL_CLIMATES;&#10;&#9;}&#10;}&#10;" calcext:value-type="string">
            <text:p>item (FEAT_TRAINS, engine_1, 1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&quot;item (FEAT_TRAINS, engine_&quot; &amp; [.B3] &amp; &quot;, &quot; &amp; [.B3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, 2) {&#10;&#9;property {&#10;&#9;&#9;climates_available:&#9;ALL_CLIMATES;&#10;&#9;}&#10;}&#10;" calcext:value-type="string">
            <text:p>item (FEAT_TRAINS, engine_2, 2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&quot;item (FEAT_TRAINS, engine_&quot; &amp; [.B4] &amp; &quot;, &quot; &amp; [.B4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3, 3) {&#10;&#9;property {&#10;&#9;&#9;climates_available:&#9;ALL_CLIMATES;&#10;&#9;}&#10;}&#10;" calcext:value-type="string">
            <text:p>item (FEAT_TRAINS, engine_3, 3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formula="of:=&quot;item (FEAT_TRAINS, engine_&quot; &amp; [.B5] &amp; &quot;, &quot; &amp; [.B5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4, 4) {&#10;&#9;property {&#10;&#9;&#9;climates_available:&#9;ALL_CLIMATES;&#10;&#9;}&#10;}&#10;" calcext:value-type="string">
            <text:p>item (FEAT_TRAINS, engine_4, 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formula="of:=&quot;item (FEAT_TRAINS, engine_&quot; &amp; [.B6] &amp; &quot;, &quot; &amp; [.B6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5, 5) {&#10;&#9;property {&#10;&#9;&#9;climates_available:&#9;ALL_CLIMATES;&#10;&#9;}&#10;}&#10;" calcext:value-type="string">
            <text:p>item (FEAT_TRAINS, engine_5, 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formula="of:=&quot;item (FEAT_TRAINS, engine_&quot; &amp; [.B7] &amp; &quot;, &quot; &amp; [.B7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6, 6) {&#10;&#9;property {&#10;&#9;&#9;climates_available:&#9;ALL_CLIMATES;&#10;&#9;}&#10;}&#10;" calcext:value-type="string">
            <text:p>item (FEAT_TRAINS, engine_6, 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formula="of:=&quot;item (FEAT_TRAINS, engine_&quot; &amp; [.B8] &amp; &quot;, &quot; &amp; [.B8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7, 7) {&#10;&#9;property {&#10;&#9;&#9;climates_available:&#9;ALL_CLIMATES;&#10;&#9;}&#10;}&#10;" calcext:value-type="string">
            <text:p>item (FEAT_TRAINS, engine_7, 7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&quot;item (FEAT_TRAINS, engine_&quot; &amp; [.B9] &amp; &quot;, &quot; &amp; [.B9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, 8) {&#10;&#9;property {&#10;&#9;&#9;climates_available:&#9;ALL_CLIMATES;&#10;&#9;}&#10;}&#10;" calcext:value-type="string">
            <text:p>item (FEAT_TRAINS, engine_8, 8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formula="of:=&quot;item (FEAT_TRAINS, engine_&quot; &amp; [.B10] &amp; &quot;, &quot; &amp; [.B10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9, 9) {&#10;&#9;property {&#10;&#9;&#9;climates_available:&#9;ALL_CLIMATES;&#10;&#9;}&#10;}&#10;" calcext:value-type="string">
            <text:p>item (FEAT_TRAINS, engine_9, 9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&quot;item (FEAT_TRAINS, engine_&quot; &amp; [.B11] &amp; &quot;, &quot; &amp; [.B11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0, 10) {&#10;&#9;property {&#10;&#9;&#9;climates_available:&#9;ALL_CLIMATES;&#10;&#9;}&#10;}&#10;" calcext:value-type="string">
            <text:p>item (FEAT_TRAINS, engine_10, 10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&quot;item (FEAT_TRAINS, engine_&quot; &amp; [.B12] &amp; &quot;, &quot; &amp; [.B12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1, 11) {&#10;&#9;property {&#10;&#9;&#9;climates_available:&#9;ALL_CLIMATES;&#10;&#9;}&#10;}&#10;" calcext:value-type="string">
            <text:p>item (FEAT_TRAINS, engine_11, 11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formula="of:=&quot;item (FEAT_TRAINS, engine_&quot; &amp; [.B13] &amp; &quot;, &quot; &amp; [.B13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2, 12) {&#10;&#9;property {&#10;&#9;&#9;climates_available:&#9;ALL_CLIMATES;&#10;&#9;}&#10;}&#10;" calcext:value-type="string">
            <text:p>item (FEAT_TRAINS, engine_12, 12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&quot;item (FEAT_TRAINS, engine_&quot; &amp; [.B14] &amp; &quot;, &quot; &amp; [.B14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3, 13) {&#10;&#9;property {&#10;&#9;&#9;climates_available:&#9;ALL_CLIMATES;&#10;&#9;}&#10;}&#10;" calcext:value-type="string">
            <text:p>item (FEAT_TRAINS, engine_13, 13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formula="of:=&quot;item (FEAT_TRAINS, engine_&quot; &amp; [.B15] &amp; &quot;, &quot; &amp; [.B15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4, 14) {&#10;&#9;property {&#10;&#9;&#9;climates_available:&#9;ALL_CLIMATES;&#10;&#9;}&#10;}&#10;" calcext:value-type="string">
            <text:p>item (FEAT_TRAINS, engine_14, 1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formula="of:=&quot;item (FEAT_TRAINS, engine_&quot; &amp; [.B16] &amp; &quot;, &quot; &amp; [.B16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5, 15) {&#10;&#9;property {&#10;&#9;&#9;climates_available:&#9;ALL_CLIMATES;&#10;&#9;}&#10;}&#10;" calcext:value-type="string">
            <text:p>item (FEAT_TRAINS, engine_15, 1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formula="of:=&quot;item (FEAT_TRAINS, engine_&quot; &amp; [.B17] &amp; &quot;, &quot; &amp; [.B17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6, 16) {&#10;&#9;property {&#10;&#9;&#9;climates_available:&#9;ALL_CLIMATES;&#10;&#9;}&#10;}&#10;" calcext:value-type="string">
            <text:p>item (FEAT_TRAINS, engine_16, 1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formula="of:=&quot;item (FEAT_TRAINS, engine_&quot; &amp; [.B18] &amp; &quot;, &quot; &amp; [.B18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7, 17) {&#10;&#9;property {&#10;&#9;&#9;climates_available:&#9;ALL_CLIMATES;&#10;&#9;}&#10;}&#10;" calcext:value-type="string">
            <text:p>item (FEAT_TRAINS, engine_17, 17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formula="of:=&quot;item (FEAT_TRAINS, engine_&quot; &amp; [.B19] &amp; &quot;, &quot; &amp; [.B19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8, 18) {&#10;&#9;property {&#10;&#9;&#9;climates_available:&#9;ALL_CLIMATES;&#10;&#9;}&#10;}&#10;" calcext:value-type="string">
            <text:p>item (FEAT_TRAINS, engine_18, 18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formula="of:=&quot;item (FEAT_TRAINS, engine_&quot; &amp; [.B20] &amp; &quot;, &quot; &amp; [.B20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19, 19) {&#10;&#9;property {&#10;&#9;&#9;climates_available:&#9;ALL_CLIMATES;&#10;&#9;}&#10;}&#10;" calcext:value-type="string">
            <text:p>item (FEAT_TRAINS, engine_19, 19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formula="of:=&quot;item (FEAT_TRAINS, engine_&quot; &amp; [.B21] &amp; &quot;, &quot; &amp; [.B21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0, 20) {&#10;&#9;property {&#10;&#9;&#9;climates_available:&#9;ALL_CLIMATES;&#10;&#9;}&#10;}&#10;" calcext:value-type="string">
            <text:p>item (FEAT_TRAINS, engine_20, 20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formula="of:=&quot;item (FEAT_TRAINS, engine_&quot; &amp; [.B22] &amp; &quot;, &quot; &amp; [.B22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1, 21) {&#10;&#9;property {&#10;&#9;&#9;climates_available:&#9;ALL_CLIMATES;&#10;&#9;}&#10;}&#10;" calcext:value-type="string">
            <text:p>item (FEAT_TRAINS, engine_21, 21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formula="of:=&quot;item (FEAT_TRAINS, engine_&quot; &amp; [.B23] &amp; &quot;, &quot; &amp; [.B23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2, 22) {&#10;&#9;property {&#10;&#9;&#9;climates_available:&#9;ALL_CLIMATES;&#10;&#9;}&#10;}&#10;" calcext:value-type="string">
            <text:p>item (FEAT_TRAINS, engine_22, 22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formula="of:=&quot;item (FEAT_TRAINS, engine_&quot; &amp; [.B24] &amp; &quot;, &quot; &amp; [.B24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3, 23) {&#10;&#9;property {&#10;&#9;&#9;climates_available:&#9;ALL_CLIMATES;&#10;&#9;}&#10;}&#10;" calcext:value-type="string">
            <text:p>item (FEAT_TRAINS, engine_23, 23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formula="of:=&quot;item (FEAT_TRAINS, engine_&quot; &amp; [.B25] &amp; &quot;, &quot; &amp; [.B25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4, 24) {&#10;&#9;property {&#10;&#9;&#9;climates_available:&#9;ALL_CLIMATES;&#10;&#9;}&#10;}&#10;" calcext:value-type="string">
            <text:p>item (FEAT_TRAINS, engine_24, 2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formula="of:=&quot;item (FEAT_TRAINS, engine_&quot; &amp; [.B26] &amp; &quot;, &quot; &amp; [.B26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5, 25) {&#10;&#9;property {&#10;&#9;&#9;climates_available:&#9;ALL_CLIMATES;&#10;&#9;}&#10;}&#10;" calcext:value-type="string">
            <text:p>item (FEAT_TRAINS, engine_25, 2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formula="of:=&quot;item (FEAT_TRAINS, engine_&quot; &amp; [.B27] &amp; &quot;, &quot; &amp; [.B27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26, 26) {&#10;&#9;property {&#10;&#9;&#9;climates_available:&#9;ALL_CLIMATES;&#10;&#9;}&#10;}&#10;" calcext:value-type="string">
            <text:p>item (FEAT_TRAINS, engine_26, 2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formula="of:=&quot;item (FEAT_TRAINS, engine_&quot; &amp; [.B28] &amp; &quot;, &quot; &amp; [.B28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54, 54) {&#10;&#9;property {&#10;&#9;&#9;climates_available:&#9;ALL_CLIMATES;&#10;&#9;}&#10;}&#10;" calcext:value-type="string">
            <text:p>item (FEAT_TRAINS, engine_54, 5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formula="of:=&quot;item (FEAT_TRAINS, engine_&quot; &amp; [.B29] &amp; &quot;, &quot; &amp; [.B29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55, 55) {&#10;&#9;property {&#10;&#9;&#9;climates_available:&#9;ALL_CLIMATES;&#10;&#9;}&#10;}&#10;" calcext:value-type="string">
            <text:p>item (FEAT_TRAINS, engine_55, 5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formula="of:=&quot;item (FEAT_TRAINS, engine_&quot; &amp; [.B30] &amp; &quot;, &quot; &amp; [.B30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56, 56) {&#10;&#9;property {&#10;&#9;&#9;climates_available:&#9;ALL_CLIMATES;&#10;&#9;}&#10;}&#10;" calcext:value-type="string">
            <text:p>item (FEAT_TRAINS, engine_56, 5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formula="of:=&quot;item (FEAT_TRAINS, engine_&quot; &amp; [.B31] &amp; &quot;, &quot; &amp; [.B31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4, 84) {&#10;&#9;property {&#10;&#9;&#9;climates_available:&#9;ALL_CLIMATES;&#10;&#9;}&#10;}&#10;" calcext:value-type="string">
            <text:p>item (FEAT_TRAINS, engine_84, 84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formula="of:=&quot;item (FEAT_TRAINS, engine_&quot; &amp; [.B32] &amp; &quot;, &quot; &amp; [.B32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5, 85) {&#10;&#9;property {&#10;&#9;&#9;climates_available:&#9;ALL_CLIMATES;&#10;&#9;}&#10;}&#10;" calcext:value-type="string">
            <text:p>item (FEAT_TRAINS, engine_85, 85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formula="of:=&quot;item (FEAT_TRAINS, engine_&quot; &amp; [.B33] &amp; &quot;, &quot; &amp; [.B33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6, 86) {&#10;&#9;property {&#10;&#9;&#9;climates_available:&#9;ALL_CLIMATES;&#10;&#9;}&#10;}&#10;" calcext:value-type="string">
            <text:p>item (FEAT_TRAINS, engine_86, 86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formula="of:=&quot;item (FEAT_TRAINS, engine_&quot; &amp; [.B34] &amp; &quot;, &quot; &amp; [.B34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7, 87) {&#10;&#9;property {&#10;&#9;&#9;climates_available:&#9;ALL_CLIMATES;&#10;&#9;}&#10;}&#10;" calcext:value-type="string">
            <text:p>item (FEAT_TRAINS, engine_87, 87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formula="of:=&quot;item (FEAT_TRAINS, engine_&quot; &amp; [.B35] &amp; &quot;, &quot; &amp; [.B35] &amp; &quot;) {&quot; &amp; CHAR(10) &amp; CHAR(9) &amp; &quot;property {&quot; &amp; CHAR(10) &amp; CHAR(9) &amp; CHAR(9) &amp; &quot;climates_available:&quot; &amp; CHAR(9) &amp; &quot;ALL_CLIMATES;&quot; &amp; CHAR(10) &amp; CHAR(9) &amp; &quot;}&quot; &amp; CHAR(10) &amp; &quot;}&quot; &amp; CHAR(10)" office:value-type="string" office:string-value="item (FEAT_TRAINS, engine_88, 88) {&#10;&#9;property {&#10;&#9;&#9;climates_available:&#9;ALL_CLIMATES;&#10;&#9;}&#10;}&#10;" calcext:value-type="string">
            <text:p>item (FEAT_TRAINS, engine_88, 88) {</text:p>
            <text:p>	property {</text:p>
            <text:p>		climates_available:	ALL_CLIMATES;</text:p>
            <text:p>	}</text:p>
            <text:p>}</text:p>
            <text:p/>
          </table:table-cell>
          <table:table-cell office:value-type="float" office:value="88" calcext:value-type="float">
            <text:p>88</text:p>
          </table:table-cell>
        </table:table-row>
      </table:table>
      <table:named-expressions/>
      <table:database-ranges>
        <table:database-range table:name="__Anonymous_Sheet_DB__0" table:target-range-address="'intro_dates_engines.h'.A1:'intro_dates_engines.h'.F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2:09:29.766196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6:16:16.600077794</meta:creation-date>
    <dc:date>2020-04-12T13:54:30.177057038</dc:date>
    <meta:editing-duration>PT26M51S</meta:editing-duration>
    <meta:editing-cycles>4</meta:editing-cycles>
    <meta:generator>LibreOffice/6.0.7.3$Linux_X86_64 LibreOffice_project/00m0$Build-3</meta:generator>
    <meta:document-statistic meta:table-count="2" meta:cell-count="302" meta:object-count="0"/>
  </office:meta>
</office:document-meta>
</file>